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2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49">
            <calcext:condition calcext:apply-style-name="Untitled1" calcext:value="contains-text(&quot;Done&quot;)" calcext:base-cell-address="Sheet1.C3"/>
          </calcext:conditional-format>
          <calcext:conditional-format calcext:target-range-address="Sheet1.C3:Sheet1.C149">
            <calcext:condition calcext:apply-style-name="Untitled2" calcext:value="contains-text(&quot;A Faire&quot;)" calcext:base-cell-address="Sheet1.C3"/>
            <calcext:condition calcext:apply-style-name="Accent" calcext:value="=0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2:12:39.771563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16T13:18:11.152245837</dc:date>
    <meta:editing-duration>PT4H23M24S</meta:editing-duration>
    <meta:editing-cycles>11</meta:editing-cycles>
    <meta:generator>LibreOffice/6.4.6.2$Linux_X86_64 LibreOffice_project/40$Build-2</meta:generator>
    <meta:document-statistic meta:table-count="1" meta:cell-count="320" meta:object-count="0"/>
  </office:meta>
</office:document-meta>
</file>